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AA0000034F87F5C58A41D0768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cm" svg:height="12.06cm" draw:z-index="0"><draw:image xlink:href="Pictures/10000000000004AA0000034F87F5C58A41D0768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9T11:51:59.056000000</meta:creation-date>
    <dc:date>2020-07-09T12:07:00.655000000</dc:date>
    <meta:editing-duration>PT15M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3.4.2$Windows_x86 LibreOffice_project/60da17e045e08f1793c57c00ba83cdfce946d0aa</meta:generator>
  </office:meta>
</office:document-meta>
</file>